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ふう、ごちそうさまで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ホントに飲んできたの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てか、一気に10杯飲み干すだけで既に
すごい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カウントスタート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まま6時間待機すればいいのです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だけど・・・無理だろ、普通に考えて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ティーカップ1杯が150mlだとして、1.5リットルの
紅茶を飲んだんだ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で6時間と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や、ティーカップでよろしかったの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ティーポットと勘違いしていま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ああ！？　おま、まさか、ティーポットで10杯
飲んだの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。</text:p>
          </table:table-cell>
          <table:table-cell table:style-name="ce0" office:value-type="string">
            <text:p>Map127</text:p>
          </table:table-cell>
          <table:table-cell table:style-name="ce0"/>
          <table:table-cell table:style-name="ce0" office:value-type="string">
            <text:p>Yep.</text:p>
          </table:table-cell>
          <table:table-cell table:number-columns-repeated="1020"/>
        </table:table-row>
        <table:table-row>
          <table:table-cell table:style-name="ce0" office:value-type="string">
            <text:p>す、すごいな・・・色々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まあでも、これであたしの勝ちは確定だな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とはただ、こいつが音を上げてトイレに
　駆け込むのを待つだけだ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開始から1時間経過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さすが魔界最強と称される武人だな、
　1時間じゃぜんぜん余裕そう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でも、そんな鋼の精神も紅茶地獄の前には
　時間の問題だ！　ククク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開始から2時間経過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既に尿意はかなり強くなっていますが、この
　程度はまだまだ無視できるレベル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す、すごいな、こいつ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れほど大量の紅茶を飲んでいて、2時間も
　経ってるのにずっと余裕そうじゃんか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え、これ本当に6時間我慢しちゃうかも・・・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かし3時間経過時点でついにヴィスティにも
変化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気のせいかな？　ちょっと表情が険しくなって
　きた・・・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すさまじい・・・尿意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れだけの水分を摂っていれば、さすがに
　尋常ではない威力になるということか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だが、誰よりも鍛え抜かれたこの肉体と精神
　の前には、この程度など試練にも及ばん
　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のまま・・・耐え抜く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開始から4時間経過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ぅ・・・・・・・・・・・・ふぅ・・・・・・・・・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ん、・・・・・・・・・ふぅ・・・・・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ふ、腹部が・・・・・・くるしい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気を緩めたら・・・一瞬で・・・終わる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すごく辛そう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ヴィスティのこんな顔、なかなか見られない
　ぞ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なんか体もそわそわしてきたし、もう少しで
　ギブアップするかも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いかん、失敗の事など考えるな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と2時間、たったの2時間だ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私ならやれる！　余裕のはずだ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が開始から4時間30分経過した時点で、
いよいよヴィスティの余裕は大きく失われ
始める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・・・う、ぅ・・・・・・っ（もじもじもじ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くぅ・・っ、ん・・・・・ぁ・・・・っ（そわそわそわ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おお！　おもいっきり太ももスリスリ
　させてる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の我慢強いヴィスティがここまでハッキリと
　欲求を表面に出すなんて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う想像できないほどの尿意なんだろうな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やばい・・・なんかこっちまでトイレに行きたく
　なってくるよ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・・・ぁうっ！？（ぶるるるる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な、波が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まずい、全力で耐えなければ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く、ぉ・・・ぉ・・・ぅ・・・っ！（きゅううぅぅぅ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ふぅっ、な、なんとかやり過ごしたな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だ、だが・・・もうかなり切羽詰まってきた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と1時間半・・・苦しい道のりだが・・・ここまで
　来たら、必ずやり遂げるぞ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開始から5時間経過・・・！　常に強気な彼女
だったが、ここへ来てついに心が折れそうに
なってきたヴィスティ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く・・・くそ・・・っ！　トイレ・・・トイレに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トイレに行きたい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うぐぐ・・・っ、つ・・・辛い！　尿意を我慢し
　続けることがこんなに辛いとは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だめだ、もう・・・トイレに・・・本当にトイレに
　行きたい・・・！！今すぐトイレに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ぎゅうぅっ！　くねくねくねっ、スリスリスリッ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のさ・・・ヴィスティ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ハッ！！　猛烈な尿意にすっかり精神を
　呑まれていたが、ここはカラット様の御前
　ではないか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のような醜態は差し控えねば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・・・お呼びですか、カラット様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、別に無理に姿勢を正さなくてもいいん
だけど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・・・お前がそんなに我慢しているところで
心苦しいんだけどさ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トイレ行ってきても・・・い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れはもちろんです・・・っ　私のことは
気にせず・・・どうぞ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かその・・・わ、悪いな・・・行ってく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ん・・・・・く・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ぅぅう・・・っ、ぐ・・・っ（ぷるぷるぷるぷるぷる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ぁぅっ！！　（がばっ！　ぎゅううぅぅぅ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・・・だめだ・・・もう・・・お、押さえていないと
・・・漏れ・・・そう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くうぅぅぅ・・・っ！！　（くねくねっ　くねくね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今頃・・・カラット様は便器に座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・・・放尿を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ぐっ！　い、いかん・・・何を考えているのだ
私は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が、い・・・いい加減・・・私もそろそろ・・・
限界だ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6時間経過まで・・・あと1時間弱もある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ままでは・・・このままでは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開始から5時間30分経過！！　さすがの
ヴィスティも強烈極まりない尿意に体力・気力
共に限界が近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ハァッ！　ハァッ！　ハァッ！　ハァ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・・・んぐぅ・・・、く、ぁ・・・あ・・・ぐ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まずい・・・っ、まずいまずい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ぜ、全力でっ、股間に力をっ、込め続けて
　いないと・・・っ、ふ、ふ、噴き出してしまう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うわ、すっごいプルプルし始めてる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いよいよ限界っぽい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、あ、あと・・・さ、30分・・・っ、だめだ、もう
　なりふり構っている余裕は・・・な、無い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とにかく、呼吸を・・・さ、最小限にして・・・
　渾身の力を・・・局部に・・・しゅ、集中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ハァッ・・・・・・・・・・・・ハァッ・・・・・・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ハァッ・・・・・・・・・・・・ハァッ・・・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わわわ・・・が、がんばれヴィスティ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ちがう！　がんばるな！　も、もうあきらめて
よぉっ！　いろんな意味で辛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してついに、開始から5時間59分となっ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ハァッ・・・・・・・・・・・・ハァッ・・・・・・・・・・・・
・・・・・・ハァッ・・・・・・・・・・・・ハァッ・・・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わわわ！　あ、あと1分でクリアだ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、お前の膀胱、バケモノかよ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く・・・ぐ・・・・・・ぁ・・・ぉお・・・っ、う・・・っく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我慢・・・ガマン・・・がまん・・・がまんがまん
　ガマン、が、ガマ・・・ン・・・んぐう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と少し・・・あと少しぃっ！！　あと少しで
　トイレに行けるっ！！　ぁああ、は、早く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と・・・30秒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ぶるぶるぶるぶる・・・っ、ぎゅうぅぅ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くねくねくねくねっ、びくっ！　びくびくん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たのむ・・・も、もう・・・限界だ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10・・・9・・・8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くぁ・・・う・・・はぁぁっ、あ、あぁ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3・・・2・・・1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ゼロ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ク、クリアしちゃったよコイツ！！！　ほんと
すごすぎるだろ！！！なんなの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ぅぁああっ、ト、トイ・・・トイレぇ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6+01:00</meta:creation-date>
    <dc:date>2019-12-14T19:37:1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